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ver accent="true">
            <mi>x</mi>
            <mo stretchy="false">̂</mo>
          </mover>
        </mrow>
        <mi>m</mi>
      </msub>
      <mtext>und</mtext>
      <msub>
        <mrow>
          <mover accent="true">
            <mi>p</mi>
            <mo stretchy="false">̂</mo>
          </mover>
        </mrow>
        <mi>n</mi>
      </msub>
    </mrow>
    <annotation encoding="StarMath 5.0">{hat x} _m
"und"
{hat p} _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7:41:00.242000000</meta:creation-date>
    <meta:generator>LibreOffice/4.1.4.2$Windows_x86 LibreOffice_project/0a0440ccc0227ad9829de5f46be37cfb6edcf72</meta:generator>
  </office:meta>
</office:document-meta>
</file>